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lculs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Gateau au chocolat fondant rapide</text:p>
          </table:table-cell>
          <table:table-cell office:value-type="string" calcext:value-type="string">
            <text:p>https://www.marmiton.org/recettes/recette_gateau-au-chocolat-fondant-rapide_166352.aspx</text:p>
          </table:table-cell>
          <table:table-cell office:value-type="string" calcext:value-type="string">
            <text:p>nb de personnes</text:p>
          </table:table-cell>
          <table:table-cell table:formula="of:=6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oi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Quantité nécessaire</text:p>
          </table:table-cell>
          <table:table-cell office:value-type="string" calcext:value-type="string">
            <text:p>Nombre de portion dans une unité achetable</text:p>
          </table:table-cell>
          <table:table-cell office:value-type="string" calcext:value-type="string">
            <text:p>Li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re</text:p>
          </table:table-cell>
          <table:table-cell table:formula="of:=1.49/10" office:value-type="float" office:value="0.149" calcext:value-type="float">
            <text:p>0,149</text:p>
          </table:table-cell>
          <table:table-cell office:value-type="string" calcext:value-type="string">
            <text:p>100g</text:p>
          </table:table-cell>
          <table:table-cell table:formula="of:=10" office:value-type="float" office:value="10" calcext:value-type="float">
            <text:p>10</text:p>
          </table:table-cell>
          <table:table-cell office:value-type="string" calcext:value-type="string">
            <text:p>https://www.carrefour.fr/p/sucre-en-poudre-carrefour-simpl-35600703396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rine</text:p>
          </table:table-cell>
          <table:table-cell table:formula="of:=0.85/20" office:value-type="float" office:value="0.0425" calcext:value-type="float">
            <text:p>0,0425</text:p>
          </table:table-cell>
          <table:table-cell office:value-type="string" calcext:value-type="string">
            <text:p>50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tps://www.carrefour.fr/p/farine-de-ble-fluide-t45-carrefour-classic-32701901173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urre</text:p>
          </table:table-cell>
          <table:table-cell table:formula="of:=2.55/2.5" office:value-type="float" office:value="1.02" calcext:value-type="float">
            <text:p>1,02</text:p>
          </table:table-cell>
          <table:table-cell office:value-type="string" calcext:value-type="string">
            <text:p>100g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https://www.carrefour.fr/p/beurre-gastronomique-doux-carrefour-classic-3270190020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ocolat</text:p>
          </table:table-cell>
          <table:table-cell table:formula="of:=2.59" office:value-type="float" office:value="2.59" calcext:value-type="float">
            <text:p>2,59</text:p>
          </table:table-cell>
          <table:table-cell office:value-type="string" calcext:value-type="string">
            <text:p>1 table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carrefour.fr/p/tablette-de-chocolat-noir-nestle-dessert-7613035040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eufs</text:p>
          </table:table-cell>
          <table:table-cell table:formula="of:=1.59/2" office:value-type="float" office:value="0.795" calcext:value-type="float">
            <text:p>0,795</text:p>
          </table:table-cell>
          <table:table-cell office:value-type="string" calcext:value-type="string">
            <text:p>3 œuf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carrefour.fr/p/oeufs-frais-poules-plein-air-carrefour-original-3270190205678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7])" office:value-type="float" office:value="4.5965" calcext:value-type="float">
            <text:p>4,596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rêpes</text:p>
          </table:table-cell>
          <table:table-cell office:value-type="string" calcext:value-type="string">
            <text:p>https://www.marmiton.org/recettes/recette_pate-a-crepes-legere_37131.aspx</text:p>
          </table:table-cell>
          <table:table-cell office:value-type="string" calcext:value-type="string">
            <text:p>nb de personnes</text:p>
          </table:table-cell>
          <table:table-cell table:formula="of:=20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oi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Quantité nécessaire</text:p>
          </table:table-cell>
          <table:table-cell office:value-type="string" calcext:value-type="string">
            <text:p>Nombre de portion dans une unité achetable</text:p>
          </table:table-cell>
          <table:table-cell office:value-type="string" calcext:value-type="string">
            <text:p>Li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rine</text:p>
          </table:table-cell>
          <table:table-cell table:formula="of:=0.85/4" office:value-type="float" office:value="0.2125" calcext:value-type="float">
            <text:p>0,2125</text:p>
          </table:table-cell>
          <table:table-cell office:value-type="string" calcext:value-type="string">
            <text:p>250g</text:p>
          </table:table-cell>
          <table:table-cell table:formula="of:=1000/250" office:value-type="float" office:value="4" calcext:value-type="float">
            <text:p>4</text:p>
          </table:table-cell>
          <table:table-cell office:value-type="string" calcext:value-type="string">
            <text:p>https://www.carrefour.fr/p/farine-de-ble-fluide-t45-carrefour-classic-32701901173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eufs</text:p>
          </table:table-cell>
          <table:table-cell table:formula="of:=1.59*5/6" office:value-type="float" office:value="1.325" calcext:value-type="float">
            <text:p>1,325</text:p>
          </table:table-cell>
          <table:table-cell office:value-type="string" calcext:value-type="string">
            <text:p>5 œufs</text:p>
          </table:table-cell>
          <table:table-cell table:formula="of:=6/5" office:value-type="float" office:value="1.2" calcext:value-type="float">
            <text:p>1,2</text:p>
          </table:table-cell>
          <table:table-cell office:value-type="string" calcext:value-type="string">
            <text:p>https://www.carrefour.fr/p/oeufs-frais-poules-plein-air-carrefour-original-32701902056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it</text:p>
          </table:table-cell>
          <table:table-cell table:formula="of:=1.26*3/4" office:value-type="float" office:value="0.945" calcext:value-type="float">
            <text:p>0,945</text:p>
          </table:table-cell>
          <table:table-cell office:value-type="string" calcext:value-type="string">
            <text:p>0,75L</text:p>
          </table:table-cell>
          <table:table-cell table:formula="of:=1/0.75" office:value-type="float" office:value="1.33333333333333" calcext:value-type="float">
            <text:p>1,33333333333333</text:p>
          </table:table-cell>
          <table:table-cell office:value-type="string" calcext:value-type="string">
            <text:p>https://www.carrefour.fr/p/lait-vitamine-viva-candia-3176571983008</text:p>
          </table:table-cell>
          <table:table-cell table:number-columns-repeated="7"/>
          <table:table-cell table:formula="of:=3*[.D1]+[.D11]+3*[.D19]+2*[.B37]" office:value-type="float" office:value="68.472424" calcext:value-type="float">
            <text:p>68,47242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3:.B15])" office:value-type="float" office:value="2.4825" calcext:value-type="float">
            <text:p>2,4825</text:p>
          </table:table-cell>
          <table:table-cell office:value-type="string" calcext:value-type="string">
            <text:p>IL faudra rajouter le prix des pates à tartiner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ookies</text:p>
          </table:table-cell>
          <table:table-cell office:value-type="string" calcext:value-type="string">
            <text:p>https://www.marmiton.org/recettes/recette_cookies-maison_86989.aspx</text:p>
          </table:table-cell>
          <table:table-cell office:value-type="string" calcext:value-type="string">
            <text:p>nb de personnes</text:p>
          </table:table-cell>
          <table:table-cell table:formula="of:=8" office:value-type="float" office:value="8" calcext:value-type="float">
            <text:p>8</text:p>
          </table:table-cell>
          <table:table-cell office:value-type="string" calcext:value-type="string">
            <text:p>Li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ocolat</text:p>
          </table:table-cell>
          <table:table-cell table:formula="of:=2.59" office:value-type="float" office:value="2.59" calcext:value-type="float">
            <text:p>2,59</text:p>
          </table:table-cell>
          <table:table-cell office:value-type="string" calcext:value-type="string">
            <text:p>1 table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carrefour.fr/p/tablette-de-chocolat-noir-nestle-dessert-7613035040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rine </text:p>
          </table:table-cell>
          <table:table-cell table:formula="of:=0.85*300/1000" office:value-type="float" office:value="0.255" calcext:value-type="float">
            <text:p>0,255</text:p>
          </table:table-cell>
          <table:table-cell office:value-type="string" calcext:value-type="string">
            <text:p>300g</text:p>
          </table:table-cell>
          <table:table-cell table:formula="of:=1000/300" office:value-type="float" office:value="3.33333333333333" calcext:value-type="float">
            <text:p>3,33333333333333</text:p>
          </table:table-cell>
          <table:table-cell office:value-type="string" calcext:value-type="string">
            <text:p>https://www.carrefour.fr/p/farine-de-ble-fluide-t45-carrefour-classic-32701901173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re</text:p>
          </table:table-cell>
          <table:table-cell table:formula="of:=1.49*170/1000" office:value-type="float" office:value="0.2533" calcext:value-type="float">
            <text:p>0,2533</text:p>
          </table:table-cell>
          <table:table-cell office:value-type="string" calcext:value-type="string">
            <text:p>170g</text:p>
          </table:table-cell>
          <table:table-cell table:formula="of:=1000/170" office:value-type="float" office:value="5.88235294117647" calcext:value-type="float">
            <text:p>5,88235294117647</text:p>
          </table:table-cell>
          <table:table-cell office:value-type="string" calcext:value-type="string">
            <text:p>https://www.carrefour.fr/p/sucre-en-poudre-carrefour-simpl-35600703396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urre</text:p>
          </table:table-cell>
          <table:table-cell table:formula="of:=2.55*170/250" office:value-type="float" office:value="1.734" calcext:value-type="float">
            <text:p>1,734</text:p>
          </table:table-cell>
          <table:table-cell office:value-type="string" calcext:value-type="string">
            <text:p>170g</text:p>
          </table:table-cell>
          <table:table-cell table:formula="of:=1000/170" office:value-type="float" office:value="5.88235294117647" calcext:value-type="float">
            <text:p>5,88235294117647</text:p>
          </table:table-cell>
          <table:table-cell office:value-type="string" calcext:value-type="string">
            <text:p>https://www.carrefour.fr/p/beurre-gastronomique-doux-carrefour-classic-3270190020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eufs</text:p>
          </table:table-cell>
          <table:table-cell table:formula="of:=1.59/3" office:value-type="float" office:value="0.53" calcext:value-type="float">
            <text:p>0,53</text:p>
          </table:table-cell>
          <table:table-cell office:value-type="string" calcext:value-type="string">
            <text:p>2 œufs</text:p>
          </table:table-cell>
          <table:table-cell table:formula="of:=3" office:value-type="float" office:value="3" calcext:value-type="float">
            <text:p>3</text:p>
          </table:table-cell>
          <table:table-cell office:value-type="string" calcext:value-type="string">
            <text:p>https://www.carrefour.fr/p/oeufs-frais-poules-plein-air-carrefour-original-3270190205678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0:.B24])" office:value-type="float" office:value="5.3623" calcext:value-type="float">
            <text:p>5,3623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rome de vanille</text:p>
          </table:table-cell>
          <table:table-cell table:formula="of:=3.35" office:value-type="float" office:value="3.35" calcext:value-type="float">
            <text:p>3,3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rtes aux pommes</text:p>
          </table:table-cell>
          <table:table-cell office:value-type="string" calcext:value-type="string">
            <text:p>https://www.marmiton.org/recettes/recette_tarte-aux-pommes_18588.aspx</text:p>
          </table:table-cell>
          <table:table-cell office:value-type="string" calcext:value-type="string">
            <text:p>nb de personnes</text:p>
          </table:table-cell>
          <table:table-cell table:formula="of:=6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oi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Quantité nécessaire</text:p>
          </table:table-cell>
          <table:table-cell office:value-type="string" calcext:value-type="string">
            <text:p>Nombre de portion dans une unité achetable</text:p>
          </table:table-cell>
          <table:table-cell office:value-type="string" calcext:value-type="string">
            <text:p>Lie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urre</text:p>
          </table:table-cell>
          <table:table-cell table:formula="of:=2.553/250" office:value-type="float" office:value="0.010212" calcext:value-type="float">
            <text:p>0,010212</text:p>
          </table:table-cell>
          <table:table-cell office:value-type="string" calcext:value-type="string">
            <text:p>30g</text:p>
          </table:table-cell>
          <table:table-cell table:formula="of:=250/30" office:value-type="float" office:value="8.33333333333333" calcext:value-type="float">
            <text:p>8,33333333333333</text:p>
          </table:table-cell>
          <table:table-cell office:value-type="string" calcext:value-type="string">
            <text:p>https://www.carrefour.fr/p/beurre-gastronomique-doux-carrefour-classic-3270190020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e brisée </text:p>
          </table:table-cell>
          <table:table-cell table:formula="of:=0.65" office:value-type="float" office:value="0.65" calcext:value-type="float">
            <text:p>0,65</text:p>
          </table:table-cell>
          <table:table-cell office:value-type="string" calcext:value-type="string">
            <text:p>1 pâte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https://www.carrefour.fr/p/pate-brisee-carrefour-classic-32701900225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mes golden</text:p>
          </table:table-cell>
          <table:table-cell table:formula="of:=2.49" office:value-type="float" office:value="2.49" calcext:value-type="float">
            <text:p>2,49</text:p>
          </table:table-cell>
          <table:table-cell office:value-type="string" calcext:value-type="string">
            <text:p>6 pommes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https://www.carrefour.fr/p/pommes-golden-delicious-vrac-filiere-qualite-carrefour-32765522478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cre vanillé</text:p>
          </table:table-cell>
          <table:table-cell table:formula="of:=0.86/10" office:value-type="float" office:value="0.086" calcext:value-type="float">
            <text:p>0,086</text:p>
          </table:table-cell>
          <table:table-cell office:value-type="string" calcext:value-type="string">
            <text:p>1 sachet de sucre vanillé</text:p>
          </table:table-cell>
          <table:table-cell table:formula="of:=10" office:value-type="float" office:value="10" calcext:value-type="float">
            <text:p>10</text:p>
          </table:table-cell>
          <table:table-cell office:value-type="string" calcext:value-type="string">
            <text:p>https://www.carrefour.fr/p/sucre-vanille-carrefour-classic-3560070531424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2:.B35])" office:value-type="float" office:value="3.236212" calcext:value-type="float">
            <text:p>3,23621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16:18:54.091000000</meta:creation-date>
    <dc:date>2024-11-28T17:42:14.716000000</dc:date>
    <meta:editing-duration>PT1H23M8S</meta:editing-duration>
    <meta:editing-cycles>27</meta:editing-cycles>
    <meta:generator>LibreOffice/7.4.3.2$Windows_X86_64 LibreOffice_project/1048a8393ae2eeec98dff31b5c133c5f1d08b890</meta:generator>
    <meta:document-statistic meta:table-count="1" meta:cell-count="129" meta:object-count="0"/>
  </office:meta>
</office:document-meta>
</file>